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6.288cm"/>
    </style:style>
    <style:style style:name="co4" style:family="table-column">
      <style:table-column-properties fo:break-before="auto" style:column-width="8.761cm"/>
    </style:style>
    <style:style style:name="co5" style:family="table-column">
      <style:table-column-properties fo:break-before="auto" style:column-width="11.098cm"/>
    </style:style>
    <style:style style:name="co6" style:family="table-column">
      <style:table-column-properties fo:break-before="auto" style:column-width="3.306cm"/>
    </style:style>
    <style:style style:name="co7" style:family="table-column">
      <style:table-column-properties fo:break-before="auto" style:column-width="2.284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2.143cm" fo:break-before="auto" style:use-optimal-row-height="false"/>
    </style:style>
    <style:style style:name="ro4" style:family="table-row">
      <style:table-row-properties style:row-height="9.049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6.033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12.372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2.275cm" fo:break-before="auto" style:use-optimal-row-height="false"/>
    </style:style>
    <style:style style:name="ro11" style:family="table-row">
      <style:table-row-properties style:row-height="1.508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473cm" fo:break-before="auto" style:use-optimal-row-height="true"/>
    </style:style>
    <style:style style:name="ro14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1.228cm" fo:break-before="auto" style:use-optimal-row-height="fals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1.931cm" fo:break-before="auto" style:use-optimal-row-height="false"/>
    </style:style>
    <style:style style:name="ro18" style:family="table-row">
      <style:table-row-properties style:row-height="1.111cm" fo:break-before="auto" style:use-optimal-row-height="false"/>
    </style:style>
    <style:style style:name="ro19" style:family="table-row">
      <style:table-row-properties style:row-height="3.369cm" fo:break-before="auto" style:use-optimal-row-height="true"/>
    </style:style>
    <style:style style:name="ro20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ffff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ffff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84d1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24"/>
        <table:table-column table:style-name="co7" table:number-columns-repeated="1017" table:default-cell-style-name="ce1"/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in module</text:p>
          </table:table-cell>
          <table:table-cell table:style-name="ce2" office:value-type="string" calcext:value-type="string">
            <text:p>Sub module</text:p>
          </table:table-cell>
          <table:table-cell table:style-name="ce2" office:value-type="string" calcext:value-type="string">
            <text:p>Topics covered as part of Theory</text:p>
          </table:table-cell>
          <table:table-cell table:style-name="ce2" office:value-type="string" calcext:value-type="string">
            <text:p>Hands on</text:p>
          </table:table-cell>
          <table:table-cell table:style-name="ce2" office:value-type="string" calcext:value-type="string">
            <text:p>Assessment</text:p>
          </table:table-cell>
          <table:table-cell table:style-name="ce18" office:value-type="string" calcext:value-type="string">
            <text:p>Duration (days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Module 1</text:p>
          </table:table-cell>
          <table:table-cell table:style-name="ce9" office:value-type="string" calcext:value-type="string">
            <text:p>OpenWRT – Overview</text:p>
          </table:table-cell>
          <table:table-cell table:style-name="ce9" office:value-type="string" calcext:value-type="string">
            <text:p>What is OpenWRT?</text:p>
            <text:p>Why OpenWRT?</text:p>
            <text:p>Directory structue.</text:p>
          </table:table-cell>
          <table:table-cell table:style-name="ce9" office:value-type="string" calcext:value-type="string">
            <text:p>Walkthrouhg of the directory structure.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Module 2</text:p>
          </table:table-cell>
          <table:table-cell table:style-name="ce9" office:value-type="string" calcext:value-type="string">
            <text:p>Building OpenWRT</text:p>
          </table:table-cell>
          <table:table-cell table:style-name="ce9" office:value-type="string" calcext:value-type="string">
            <text:p>Installing prerequisites</text:p>
            <text:p>Getting OpenWrt source code</text:p>
            <text:p>Updating package list</text:p>
            <text:p>Preparing our image</text:p>
            <text:p>Setting Target System</text:p>
            <text:p>Setting Subtarget</text:p>
            <text:p>Setting Target Profile</text:p>
            <text:p>Setting Target Images</text:p>
            <text:p>Setting Advanced Configuration Options</text:p>
            <text:p>Looking at packages</text:p>
            <text:p>Saving our .config file</text:p>
            <text:p>Compile the image</text:p>
            <text:p>Boot our image in OpenHW like RPI</text:p>
            <text:p>                  - with bootloader support</text:p>
            <text:p>                  - without bootloader support</text:p>
            <text:p>Using the console (optional)</text:p>
            <text:p>Shutting down your OpenWrt VM</text:p>
            <text:p/>
          </table:table-cell>
          <table:table-cell table:style-name="ce9" office:value-type="string" calcext:value-type="string">
            <text:p>Playing with board.</text:p>
            <text:p/>
            <text:p>Understanding how the system comes up starting from uboot, kernel and rootfs.</text:p>
            <text:p/>
            <text:p>Building and Loading different images.</text:p>
            <text:p/>
            <text:p>Compiling kernel and rootfs image seperately and loading on the board.</text:p>
            <text:p/>
            <text:p>Cross compiling toolchain for different architectures.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/>
          <table:table-cell table:style-name="ce5"/>
          <table:table-cell table:style-name="ce10" office:value-type="string" calcext:value-type="string">
            <text:p>Assessment <text:s/>for Module 1 &amp; 2</text:p>
          </table:table-cell>
          <table:table-cell table:style-name="ce1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6" office:value-type="string" calcext:value-type="string" table:number-columns-spanned="1" table:number-rows-spanned="2">
            <text:p>Module 3</text:p>
          </table:table-cell>
          <table:table-cell table:style-name="ce9" office:value-type="string" calcext:value-type="string">
            <text:p>OpenWRT- Development</text:p>
          </table:table-cell>
          <table:table-cell table:style-name="ce9" office:value-type="string" calcext:value-type="string">
            <text:p>Debugging</text:p>
            <text:p>Build environments</text:p>
            <text:p>Crosscompile</text:p>
            <text:p>Packages</text:p>
            <text:p>Feeds</text:p>
            <text:p>Dependencies</text:p>
            <text:p>Patches</text:p>
            <text:p>Bugs</text:p>
            <text:p>Config scripting</text:p>
            <text:p>Network scripting</text:p>
            <text:p>GNU Debugger</text:p>
            <text:p>WebServer interfacing with Backend Utility</text:p>
          </table:table-cell>
          <table:table-cell table:style-name="ce9" office:value-type="string" calcext:value-type="string">
            <text:p>Understanding the required tools to get into openWRT development</text:p>
            <text:p/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covered-table-cell table:style-name="ce7"/>
          <table:table-cell table:style-name="ce10" office:value-type="string" calcext:value-type="string">
            <text:p>Assessment <text:s/>for Module 3</text:p>
          </table:table-cell>
          <table:table-cell table:style-name="ce1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/>
          <table:table-cell table:style-name="ce6" office:value-type="string" calcext:value-type="string" table:number-columns-spanned="1" table:number-rows-spanned="2">
            <text:p>Module 4</text:p>
          </table:table-cell>
          <table:table-cell table:style-name="ce9" office:value-type="string" calcext:value-type="string">
            <text:p>Understanding OpenWRT system startup process – procd (In detail)</text:p>
          </table:table-cell>
          <table:table-cell table:style-name="ce9" office:value-type="string" calcext:value-type="string">
            <text:p>Bootup sequence</text:p>
            <text:p>What is procd and why?</text:p>
            <text:p>Structure</text:p>
            <text:p>API for procd scripts</text:p>
            <text:p>start_service()</text:p>
            <text:p>stop_service()</text:p>
            <text:p>reload_service()</text:p>
            <text:p>service_running()</text:p>
            <text:p>Functions</text:p>
            <text:p>procd_open_instance</text:p>
            <text:p>procd_set_param – command, respawn, env,</text:p>
            <text:p>data, file, netdev, limits,</text:p>
            <text:p>user, watch, nice, stdout,</text:p>
            <text:p>stderr, seccomp.</text:p>
            <text:p>procd_append_param</text:p>
            <text:p>procd_close_instance</text:p>
            <text:p>procd_kill</text:p>
            <text:p>procd_open_trigger</text:p>
            <text:p>procd_add_raw_trigger</text:p>
            <text:p>procd_add_config_trigger</text:p>
            <text:p>procd_add_interface_trigger</text:p>
            <text:p>procd_add_reload_trigger</text:p>
            <text:p>procd_add_reload_interface_trigger</text:p>
            <text:p>procd_close_trigger</text:p>
            <text:p>procd_add_instance</text:p>
            <text:p>Watchdog mechanism of procd.</text:p>
          </table:table-cell>
          <table:table-cell table:style-name="ce9" office:value-type="string" calcext:value-type="string">
            <text:p>Writing Procd scripts by using the options provided.</text:p>
            <text:p>Exploring  all the options available.</text:p>
            <text:p>Understanding how do these scripts work?</text:p>
            <text:p/>
            <text:p>Understanding how procd works internally – code browsing</text:p>
            <text:p>interfacing with startup script, register with procd for UCI file changes and notifications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7"/>
        </table:table-row>
        <table:table-row table:style-name="ro9">
          <table:table-cell/>
          <table:covered-table-cell table:style-name="ce7"/>
          <table:table-cell table:style-name="ce10" office:value-type="string" calcext:value-type="string">
            <text:p>Assessment <text:s/>for Module 4</text:p>
          </table:table-cell>
          <table:table-cell table:style-name="ce1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string" calcext:value-type="string">
            <text:p>Module 5</text:p>
          </table:table-cell>
          <table:table-cell table:style-name="ce11" office:value-type="string" calcext:value-type="string">
            <text:p>Adding a new package</text:p>
          </table:table-cell>
          <table:table-cell table:style-name="ce9" office:value-type="string" calcext:value-type="string">
            <text:p>Build a new package</text:p>
            <text:p>Creating the directory structure</text:p>
            <text:p>Writing our Makefile</text:p>
            <text:p>Standard includes</text:p>
            <text:p>Basic package info</text:p>
            <text:p>package.mk include</text:p>
            <text:p>Build/Compile directive</text:p>
            <text:p>Dependencies</text:p>
            <text:p>Final build package call</text:p>
            <text:p>Saving our Makefile</text:p>
            <text:p>Create our package contents</text:p>
            <text:p>Add our new feed</text:p>
            <text:p>Write our first time boot script</text:p>
            <text:p>Adding our feed</text:p>
            <text:p>Updating our feed and preparing our package for build</text:p>
            <text:p>Preparing our image</text:p>
            <text:p>Compile the image</text:p>
          </table:table-cell>
          <table:table-cell table:style-name="ce9" office:value-type="string" calcext:value-type="string">
            <text:p>Creating a Helloworld package.</text:p>
            <text:p>Exploring Makefile options provided.</text:p>
            <text:p>Writing a new client application which talks to the server resides in remote machine.</text:p>
          </table:table-cell>
          <table:table-cell table:style-name="ce9"/>
          <table:table-cell table:style-name="ce19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/>
          <table:table-cell table:style-name="ce6" office:value-type="string" calcext:value-type="string" table:number-columns-spanned="1" table:number-rows-spanned="15">
            <text:p>Module 6</text:p>
          </table:table-cell>
          <table:table-cell table:style-name="ce12" office:value-type="string" calcext:value-type="string">
            <text:p>Ubus</text:p>
          </table:table-cell>
          <table:table-cell table:style-name="ce9" office:value-type="string" calcext:value-type="string">
            <text:p>Command-line ubus tool</text:p>
            <text:p>Registering an application to ubus</text:p>
            <text:p>Talking to different processes using ubus</text:p>
          </table:table-cell>
          <table:table-cell table:style-name="ce9" office:value-type="string" calcext:value-type="string">
            <text:p>Writing an application to register with ubus.</text:p>
            <text:p>Communicating the ubus registered application from command line.</text:p>
            <text:p>Achieving communication between two processes.</text:p>
          </table:table-cell>
          <table:table-cell table:style-name="ce9"/>
          <table:table-cell table:style-name="ce19" office:value-type="float" office:value="1" calcext:value-type="float">
            <text:p>1</text:p>
          </table:table-cell>
          <table:table-cell table:number-columns-repeated="1017"/>
        </table:table-row>
        <table:table-row table:style-name="ro11">
          <table:table-cell/>
          <table:covered-table-cell table:style-name="ce8"/>
          <table:table-cell table:style-name="ce9" office:value-type="string" calcext:value-type="string">
            <text:p>Netifd</text:p>
          </table:table-cell>
          <table:table-cell table:style-name="ce9" office:value-type="string" calcext:value-type="string">
            <text:p>How network interrfaces comes up.</text:p>
            <text:p>Role of netifd.</text:p>
            <text:p/>
          </table:table-cell>
          <table:table-cell table:style-name="ce9" office:value-type="string" calcext:value-type="string">
            <text:p>Configuring netifd to understand its role better.</text:p>
          </table:table-cell>
          <table:table-cell table:style-name="ce9"/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1">
          <table:table-cell/>
          <table:covered-table-cell table:style-name="ce8"/>
          <table:table-cell table:style-name="ce9" office:value-type="string" calcext:value-type="string">
            <text:p>Firewall</text:p>
          </table:table-cell>
          <table:table-cell table:style-name="ce9" office:value-type="string" calcext:value-type="string">
            <text:p>What is Firewall?</text:p>
            <text:p>How it is implemented?</text:p>
            <text:p>Role of netfilter- iptables.</text:p>
          </table:table-cell>
          <table:table-cell table:style-name="ce14" office:value-type="string" calcext:value-type="string">
            <text:p>Creating iptable rules to acieve firewall functionality.</text:p>
            <text:p>Understanding how firewall is working</text:p>
          </table:table-cell>
          <table:table-cell table:style-name="ce14"/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2">
          <table:table-cell/>
          <table:covered-table-cell table:style-name="ce8"/>
          <table:table-cell table:style-name="ce10" office:value-type="string" calcext:value-type="string">
            <text:p>Assessment on Ubus, Netifd and Firewall</text:p>
          </table:table-cell>
          <table:table-cell table:style-name="ce10"/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3">
          <table:table-cell/>
          <table:covered-table-cell table:style-name="ce8"/>
          <table:table-cell table:style-name="ce9" office:value-type="string" calcext:value-type="string">
            <text:p>LAN &amp; WAN</text:p>
          </table:table-cell>
          <table:table-cell table:style-name="ce9" office:value-type="string" calcext:value-type="string">
            <text:p>Subnetting.</text:p>
            <text:p>What is WAN?</text:p>
            <text:p>What are the different technologies available?</text:p>
          </table:table-cell>
          <table:table-cell table:style-name="ce14" office:value-type="string" calcext:value-type="string">
            <text:p>Configuring different networks and observing its behavior</text:p>
            <text:p>Configuring the different WAN options and understanding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4">
          <table:table-cell/>
          <table:covered-table-cell table:style-name="ce8"/>
          <table:table-cell table:style-name="ce9" office:value-type="string" calcext:value-type="string">
            <text:p>SWConfig</text:p>
          </table:table-cell>
          <table:table-cell table:style-name="ce9" office:value-type="string" calcext:value-type="string">
            <text:p>What is switch. </text:p>
            <text:p>How can a single interface can be used/partitioned into multiple interfaces using VLAN.</text:p>
          </table:table-cell>
          <table:table-cell table:style-name="ce14" office:value-type="string" calcext:value-type="string">
            <text:p>Configuring a openwrt device using switch config and verifying the behavior.</text:p>
            <text:p>Playing with /etc/config/network to configure multiple networks.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5">
          <table:table-cell/>
          <table:covered-table-cell table:style-name="ce8"/>
          <table:table-cell table:style-name="ce10" office:value-type="string" calcext:value-type="string">
            <text:p>Assessment on SwConfig and VLAN, LAN &amp; WAN.</text:p>
          </table:table-cell>
          <table:table-cell table:style-name="ce10"/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6">
          <table:table-cell/>
          <table:covered-table-cell table:style-name="ce8"/>
          <table:table-cell table:style-name="ce9" office:value-type="string" calcext:value-type="string">
            <text:p>WLAN</text:p>
          </table:table-cell>
          <table:table-cell table:style-name="ce9" office:value-type="string" calcext:value-type="string">
            <text:p>what is AP?</text:p>
            <text:p>What is station?</text:p>
            <text:p/>
          </table:table-cell>
          <table:table-cell table:style-name="ce9" office:value-type="string" calcext:value-type="string">
            <text:p>Configuring wireless AP</text:p>
            <text:p>Configuring wireless station.</text:p>
            <text:p>Moving between AP and station from an application – cmdline or web.</text:p>
            <text:p/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7">
          <table:table-cell/>
          <table:covered-table-cell table:style-name="ce8"/>
          <table:table-cell table:style-name="ce9" office:value-type="string" calcext:value-type="string">
            <text:p>NAT</text:p>
          </table:table-cell>
          <table:table-cell table:style-name="ce9" office:value-type="string" calcext:value-type="string">
            <text:p>What is NAT?</text:p>
            <text:p>Why it is?</text:p>
            <text:p>How it can be achieved</text:p>
          </table:table-cell>
          <table:table-cell table:style-name="ce9" office:value-type="string" calcext:value-type="string">
            <text:p>Understanding communication between 2 different networks.</text:p>
            <text:p>Checking how fields in packets are getting changed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8">
          <table:table-cell/>
          <table:covered-table-cell table:style-name="ce8"/>
          <table:table-cell table:style-name="ce9" office:value-type="string" calcext:value-type="string">
            <text:p>QoS</text:p>
          </table:table-cell>
          <table:table-cell table:style-name="ce9" office:value-type="string" calcext:value-type="string">
            <text:p>What &amp; Why Qos?</text:p>
          </table:table-cell>
          <table:table-cell table:style-name="ce9" office:value-type="string" calcext:value-type="string">
            <text:p>Basic Understanding traffic shaping?</text:p>
          </table:table-cell>
          <table:table-cell table:style-name="ce9" office:value-type="string" calcext:value-type="string">
            <text:p>Yes 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8">
          <table:table-cell/>
          <table:covered-table-cell table:style-name="ce8"/>
          <table:table-cell table:style-name="ce10" office:value-type="string" calcext:value-type="string">
            <text:p>Assessment on <text:s/>WLAN, NAT &amp; QoS</text:p>
          </table:table-cell>
          <table:table-cell table:style-name="ce10"/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/>
          <table:covered-table-cell table:style-name="ce8"/>
          <table:table-cell table:style-name="ce13" office:value-type="string" calcext:value-type="string">
            <text:p>GPIO &amp; Button hotplug</text:p>
          </table:table-cell>
          <table:table-cell table:style-name="ce13" office:value-type="string" calcext:value-type="string">
            <text:p>What is GPIO.</text:p>
            <text:p>How can LEDs can be controlled using GPIO module.</text:p>
            <text:p><text:span text:style-name="T1">Button hotplug framework (Reset/WPS/Page)</text:span></text:p>
          </table:table-cell>
          <table:table-cell table:style-name="ce16" office:value-type="string" calcext:value-type="string">
            <text:p>Driving the different LEDs available using GPIO module</text:p>
            <text:p/>
          </table:table-cell>
          <table:table-cell table:style-name="ce16" office:value-type="string" calcext:value-type="string">
            <text:p>Yes 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7"/>
        </table:table-row>
        <table:table-row table:style-name="ro13">
          <table:table-cell/>
          <table:covered-table-cell table:style-name="ce8"/>
          <table:table-cell table:style-name="ce13" office:value-type="string" calcext:value-type="string">
            <text:p>TR181 client &amp; scald framework (by prpl foundation)</text:p>
            <text:p/>
          </table:table-cell>
          <table:table-cell table:style-name="ce13" office:value-type="string" calcext:value-type="string">
            <text:p>What is TR69/TR181.</text:p>
            <text:p>How it will work?</text:p>
            <text:p>What is scald.</text:p>
          </table:table-cell>
          <table:table-cell table:style-name="ce16" office:value-type="string" calcext:value-type="string">
            <text:p>Create a sample application and verify.</text:p>
          </table:table-cell>
          <table:table-cell table:style-name="ce16" office:value-type="string" calcext:value-type="string">
            <text:p>Yes 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7"/>
        </table:table-row>
        <table:table-row table:style-name="ro19">
          <table:table-cell/>
          <table:covered-table-cell table:style-name="ce8"/>
          <table:table-cell table:style-name="ce13" office:value-type="string" calcext:value-type="string">
            <text:p>LUA &amp; WEB Server.</text:p>
          </table:table-cell>
          <table:table-cell table:style-name="ce13" office:value-type="string" calcext:value-type="string">
            <text:p>What is LUA?</text:p>
            <text:p>What is WebServer?</text:p>
            <text:p>How can we create webpages using lua scripting language. </text:p>
            <text:p>What is LUCI.</text:p>
            <text:p>How web server will interact with the actual application.</text:p>
          </table:table-cell>
          <table:table-cell table:style-name="ce16" office:value-type="string" calcext:value-type="string">
            <text:p>Creation of webpages using LUA scripting language to drive the openwrt applications.</text:p>
            <text:p>Applications such as  LAN, LEDs, WLAN</text:p>
            <text:p>Reading from UCI and configure via LUCI webpage</text:p>
          </table:table-cell>
          <table:table-cell table:style-name="ce16" office:value-type="string" calcext:value-type="string">
            <text:p>Yes 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7"/>
        </table:table-row>
        <table:table-row table:style-name="ro18">
          <table:table-cell/>
          <table:covered-table-cell table:style-name="ce7"/>
          <table:table-cell table:style-name="ce10" office:value-type="string" calcext:value-type="string">
            <text:p>Final assessment</text:p>
          </table:table-cell>
          <table:table-cell table:style-name="ce10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7" office:value-type="string" calcext:value-type="string">
            <text:p>Total Days</text:p>
          </table:table-cell>
          <table:table-cell table:style-name="ce17"/>
          <table:table-cell table:style-name="ce22" table:formula="of:=SUM([.G3:.G25])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20" table:number-rows-repeated="10">
          <table:table-cell table:number-columns-repeated="6"/>
          <table:table-cell table:style-name="ce23"/>
          <table:table-cell table:number-columns-repeated="1017"/>
        </table:table-row>
        <table:table-row table:style-name="ro20" table:number-rows-repeated="1048538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0:43:01.976857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jeev</meta:initial-creator>
    <meta:editing-cycles>16</meta:editing-cycles>
    <meta:creation-date>2017-03-16T09:46:34</meta:creation-date>
    <dc:date>2017-03-28T10:48:22.207046614</dc:date>
    <meta:editing-duration>PT22H27M2S</meta:editing-duration>
    <meta:generator>LibreOffice/4.2.8.2$Linux_x86 LibreOffice_project/420m0$Build-2</meta:generator>
    <meta:document-statistic meta:table-count="1" meta:cell-count="1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